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notações de ES3A3 </text:p>
      <text:p text:style-name="P9"/>
      <text:p text:style-name="P10">Arquitetura de Software (Aula 02)</text:p>
      <text:p text:style-name="P10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2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11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3">* <text:span text:style-name="T15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>Projeto de Arquitetura: </text:p>
      <text:p text:style-name="P3"/>
      <text:p text:style-name="P3"/>
      <text:p text:style-name="P3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2T16:59:41.958000000</dc:date>
    <meta:editing-duration>PT1H34M54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3" meta:word-count="259" meta:character-count="1684" meta:non-whitespace-character-count="1440"/>
  </office:meta>
</office:document-meta>
</file>